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60">
      <number:scientific-number number:decimal-places="2" number:min-integer-digits="1" number:min-exponent-digits="3"/>
    </number:number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ce2" style:family="table-cell" style:parent-style-name="Default">
      <style:table-cell-properties fo:border-bottom="none" fo:border-left="0.0555in solid #800000" fo:border-right="0.0555in solid #800000" fo:border-top="0.0555in solid #800000"/>
    </style:style>
    <style:style style:name="ce3" style:family="table-cell" style:parent-style-name="Default">
      <style:table-cell-properties fo:border-bottom="none" fo:border-left="0.0555in solid #800000" fo:border-right="0.0555in solid #800000" fo:border-top="none"/>
    </style:style>
    <style:style style:name="ce4" style:family="table-cell" style:parent-style-name="Default">
      <style:table-cell-properties fo:border-bottom="0.0555in solid #800000" fo:border-left="0.0555in solid #800000" fo:border-right="0.0555in solid #800000" fo:border-top="none"/>
    </style:style>
    <style:style style:name="ce5" style:family="table-cell" style:parent-style-name="Default" style:data-style-name="N104"/>
    <style:style style:name="ce6" style:family="table-cell" style:parent-style-name="Default" style:data-style-name="N38"/>
    <style:style style:name="ce7" style:family="table-cell" style:parent-style-name="Default" style:data-style-name="N60"/>
    <style:style style:name="ce8" style:family="table-cell" style:parent-style-name="Default" style:data-style-name="N70"/>
    <style:style style:name="ce9" style:family="table-cell" style:parent-style-name="Default">
      <style:table-cell-properties fo:border-bottom="none" fo:border-left="0.0555in solid #800000" fo:border-right="none" fo:border-top="0.0555in solid #800000"/>
    </style:style>
    <style:style style:name="ce10" style:family="table-cell" style:parent-style-name="Default">
      <style:table-cell-properties fo:border-bottom="none" fo:border-left="0.0555in solid #800000" fo:border-right="none" fo:border-top="none"/>
    </style:style>
    <style:style style:name="ce11" style:family="table-cell" style:parent-style-name="Default">
      <style:table-cell-properties fo:border-bottom="0.0555in solid #800000" fo:border-left="0.0555in solid #800000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0555in solid #800000"/>
    </style:style>
    <style:style style:name="ce13" style:family="table-cell" style:parent-style-name="Default">
      <style:table-cell-properties fo:border-bottom="0.0555in solid #800000" fo:border-left="none" fo:border-right="none" fo:border-top="none"/>
    </style:style>
    <style:style style:name="ce14" style:family="table-cell" style:parent-style-name="Default">
      <style:text-properties fo:font-weight="bold"/>
    </style:style>
    <style:style style:name="ce15" style:family="table-cell" style:parent-style-name="Default">
      <style:text-properties fo:font-style="italic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order-bottom="none" fo:border-left="none" fo:border-right="0.0555in solid #800000" fo:border-top="0.0555in solid #800000"/>
    </style:style>
    <style:style style:name="ce18" style:family="table-cell" style:parent-style-name="Default">
      <style:table-cell-properties fo:border-bottom="none" fo:border-left="none" fo:border-right="0.0555in solid #800000" fo:border-top="none"/>
    </style:style>
    <style:style style:name="ce19" style:family="table-cell" style:parent-style-name="Default">
      <style:table-cell-properties fo:border-bottom="0.0555in solid #800000" fo:border-left="none" fo:border-right="0.0555in solid #800000" fo:border-top="none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="none"/>
      <style:text-properties fo:font-weight="bold"/>
    </style:style>
    <style:style style:name="ce22" style:family="table-cell" style:parent-style-name="Default">
      <style:table-cell-properties fo:border="none"/>
      <style:text-properties fo:font-style="italic" fo:font-weight="normal"/>
    </style:style>
    <style:style style:name="ce23" style:family="table-cell" style:parent-style-name="Default">
      <style:table-cell-properties fo:border="none"/>
      <style:text-properties style:text-underline-style="solid" style:text-underline-width="auto" style:text-underline-color="font-color" fo:font-weight="normal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1" form:label="SetFormul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etFormula?language=Basic&amp;location=document"/>
              </office:event-listeners>
            </form:button>
            <form:button form:name="PushButton2" form:control-implementation="ooo:com.sun.star.form.component.CommandButton" form:id="control2" form:label="GetFormul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GetFormula?language=Basic&amp;location=document"/>
              </office:event-listeners>
            </form:button>
            <form:button form:name="PushButton" form:control-implementation="ooo:com.sun.star.form.component.CommandButton" form:id="control3" form:label="Row/Column/Coun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nButtonPress?language=Basic&amp;location=document"/>
              </office:event-listeners>
            </form:button>
            <form:button form:name="PushButton3" form:control-implementation="ooo:com.sun.star.form.component.CommandButton" form:id="control4" form:label="           Clear Methods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learMethods?language=Basic&amp;location=document"/>
              </office:event-listeners>
            </form:button>
            <form:button form:name="PushButton4" form:control-implementation="ooo:com.sun.star.form.component.CommandButton" form:id="control5" form:label="Fill methods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FillMethods?language=Basic&amp;location=document"/>
              </office:event-listeners>
            </form:button>
            <form:button form:name="PushButton5" form:control-implementation="ooo:com.sun.star.form.component.CommandButton" form:id="control6" form:label="Text Property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TextProperty?language=Basic&amp;location=document"/>
              </office:event-listeners>
            </form:button>
          </form:form>
        </office:form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3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3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3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1" office:value-type="string">
            <text:p>string1</text:p>
          </table:table-cell>
          <table:table-cell table:style-name="ce1" office:value-type="string">
            <text:p>string2</text:p>
          </table:table-cell>
          <table:table-cell table:style-name="ce1" office:value-type="string">
            <text:p>string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F8:H1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A10:A15</text:p>
          </table:table-cell>
          <table:table-cell table:number-columns-repeated="4"/>
          <table:table-cell table:style-name="ce10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table:formula="oooc:=RAND()+1" office:value-type="float" office:value="1.33227364361858">
            <text:p>1.33</text:p>
          </table:table-cell>
          <table:table-cell/>
          <table:table-cell>
            <draw:control table:end-cell-address="Sheet1.E14" table:end-x="0.6346in" table:end-y="0.0244in" draw:z-index="3" draw:text-style-name="P1" svg:width="1.7299in" svg:height="0.65in" svg:x="0.6823in" svg:y="0.0437in" draw:control="control4"/>
          </table:table-cell>
          <table:table-cell table:number-columns-repeated="2"/>
          <table:table-cell table:style-name="ce11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3" table:formula="oooc:=RAND()+1" office:value-type="float" office:value="1.51555409027057">
            <text:p>1.52</text:p>
          </table:table-cell>
          <table:table-cell table:number-columns-repeated="9"/>
        </table:table-row>
        <table:table-row table:style-name="ro1">
          <table:table-cell table:style-name="ce3" table:formula="oooc:=RAND()+1" office:value-type="float" office:value="1.234436071587">
            <text:p>1.23</text:p>
          </table:table-cell>
          <table:table-cell table:number-columns-repeated="6"/>
          <table:table-cell table:style-name="ce14" office:value-type="string">
            <text:p>Fill Left</text:p>
          </table:table-cell>
          <table:table-cell table:number-columns-repeated="2"/>
        </table:table-row>
        <table:table-row table:style-name="ro1">
          <table:table-cell table:style-name="ce3" table:formula="oooc:=RAND()+1" office:value-type="float" office:value="1.98815101570829">
            <text:p>1.99</text:p>
          </table:table-cell>
          <table:table-cell table:number-columns-repeated="9"/>
        </table:table-row>
        <table:table-row table:style-name="ro1">
          <table:table-cell table:style-name="ce3" table:formula="oooc:=RAND()+1" office:value-type="float" office:value="1.1703231340136">
            <text:p>1.17</text:p>
          </table:table-cell>
          <table:table-cell table:number-columns-repeated="6"/>
          <table:table-cell table:style-name="ce20" table:number-columns-repeated="2"/>
          <table:table-cell table:style-name="ce20" office:value-type="float" office:value="11">
            <text:p>11</text:p>
          </table:table-cell>
        </table:table-row>
        <table:table-row table:style-name="ro1">
          <table:table-cell table:style-name="ce4" table:formula="oooc:=RAND()+1" office:value-type="float" office:value="1.90087103839073">
            <text:p>1.9</text:p>
          </table:table-cell>
          <table:table-cell/>
          <table:table-cell>
            <draw:control table:end-cell-address="Sheet1.E19" table:end-x="0.6283in" table:end-y="0.0425in" draw:z-index="0" draw:text-style-name="P2" svg:width="1.726in" svg:height="0.6488in" svg:x="0.6799in" svg:y="0.063in" draw:control="control1"/>
          </table:table-cell>
          <table:table-cell table:number-columns-repeated="2"/>
          <table:table-cell>
            <draw:control table:end-cell-address="Sheet1.G19" table:end-x="0.8563in" table:end-y="0.0472in" draw:z-index="4" draw:text-style-name="P2" svg:width="1.7299in" svg:height="0.65in" svg:x="0.0154in" svg:y="0.0665in" draw:control="control5"/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4" office:value-type="string">
            <text:p>Fill Right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style-name="ce21" office:value-type="float" office:value="12">
            <text:p>12</text:p>
          </table:table-cell>
          <table:table-cell table:style-name="ce21"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>
            <draw:control table:end-cell-address="Sheet1.E23" table:end-x="0.6657in" table:end-y="0.1634in" draw:z-index="1" draw:text-style-name="P2" svg:width="1.7299in" svg:height="0.65in" svg:x="0.7134in" svg:y="0.015in" draw:control="control2"/>
          </table:table-cell>
          <table:table-cell table:number-columns-repeated="2"/>
          <table:table-cell>
            <draw:control table:end-cell-address="Sheet1.G23" table:end-x="0.852in" table:end-y="0.1673in" draw:z-index="5" draw:text-style-name="P2" svg:width="1.7299in" svg:height="0.65in" svg:x="0.011in" svg:y="0.0189in" draw:control="control6"/>
          </table:table-cell>
          <table:table-cell/>
          <table:table-cell table:style-name="ce14" office:value-type="string">
            <text:p>Fill Down</text:p>
          </table:table-cell>
          <table:table-cell/>
          <table:table-cell table:style-name="ce14" office:value-type="string">
            <text:p>Fill Up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3"/>
          <table:table-cell table:style-name="ce14"/>
          <table:table-cell table:style-name="ce22" office:value-type="float" office:value="13">
            <text:p>13</text:p>
          </table:table-cell>
          <table:table-cell table:style-name="ce14"/>
          <table:table-cell table:style-name="ce23"/>
        </table:table-row>
        <table:table-row table:style-name="ro1" table:number-rows-repeated="2">
          <table:table-cell table:number-columns-repeated="6"/>
          <table:table-cell table:style-name="ce14"/>
          <table:table-cell table:style-name="ce22"/>
          <table:table-cell table:style-name="ce14"/>
          <table:table-cell table:style-name="ce23"/>
        </table:table-row>
        <table:table-row table:style-name="ro1">
          <table:table-cell table:number-columns-repeated="7"/>
          <table:table-cell table:style-name="ce22"/>
          <table:table-cell/>
          <table:table-cell table:style-name="ce23"/>
        </table:table-row>
        <table:table-row table:style-name="ro1">
          <table:table-cell table:style-name="ce5" office:value-type="currency" office:currency="USD" office:value="23">
            <text:p>$23.00</text:p>
          </table:table-cell>
          <table:table-cell/>
          <table:table-cell>
            <draw:control table:end-cell-address="Sheet1.E28" table:end-x="0.676in" table:end-y="0.1571in" draw:z-index="2" draw:text-style-name="P1" svg:width="1.7299in" svg:height="0.65in" svg:x="0.7236in" svg:y="0.0091in" draw:control="control3"/>
          </table:table-cell>
          <table:table-cell table:number-columns-repeated="3"/>
          <table:table-cell table:style-name="ce14"/>
          <table:table-cell table:style-name="ce22"/>
          <table:table-cell/>
          <table:table-cell table:style-name="ce23"/>
        </table:table-row>
        <table:table-row table:style-name="ro1">
          <table:table-cell table:style-name="ce6" office:value-type="date" office:date-value="2005-06-14">
            <text:p>Tuesday, June 14, 2005</text:p>
          </table:table-cell>
          <table:table-cell table:number-columns-repeated="5"/>
          <table:table-cell table:style-name="ce15"/>
          <table:table-cell table:style-name="ce22"/>
          <table:table-cell/>
          <table:table-cell table:style-name="ce23" office:value-type="float" office:value="14">
            <text:p>14</text:p>
          </table:table-cell>
        </table:table-row>
        <table:table-row table:style-name="ro1">
          <table:table-cell table:style-name="ce7" office:value-type="float" office:value="14.499">
            <text:p>1.45E+001</text:p>
          </table:table-cell>
          <table:table-cell table:number-columns-repeated="5"/>
          <table:table-cell table:style-name="ce16"/>
          <table:table-cell table:number-columns-repeated="3"/>
        </table:table-row>
        <table:table-row table:style-name="ro1">
          <table:table-cell table:style-name="ce8" office:value-type="float" office:value="1.5">
            <text:p>1 1/2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Tahoma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6-14">06/14/2005</text:date>, <text:time>12:0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creation-date>2005-05-11T11:24:13</meta:creation-date>
    <dc:date>2005-06-14T12:05:34</dc:date>
    <meta:print-date>2005-06-08T13:41:16</meta:print-date>
    <dc:language>en-US</dc:language>
    <meta:editing-cycles>256</meta:editing-cycles>
    <meta:editing-duration>PT5H1M16S</meta:editing-duration>
    <meta:user-defined meta:name="Info 1"/>
    <meta:user-defined meta:name="Info 2"/>
    <meta:user-defined meta:name="Info 3"/>
    <meta:user-defined meta:name="Info 4"/>
    <meta:document-statistic meta:table-count="3" meta:cell-count="46" meta:object-count="6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OnButtonPress

MsgBox("Active Workbook name is " + ActiveWorkbook.Path)
sheet = ActiveWorkbook.ActiveSheet
MsgBox("ActiveSheet Name is " + sheet.Name + " Cell A3 = " + sheet.Range("A3").Value )
MsgBox("The number of the first row in the range A3:C4 is " + sheet.Range("A3:C4").Row )
MsgBox("The number of the first Column in the range F8:H10 is " + sheet.Range("F8:H10").Column )
MsgBox("The number of cells in the range F8:H10 is " + sheet.Range("F8:H10").Count)
MsgBox("The number of cells in the range A10:A15 is " + sheet.Range("A10:A15").Count)
MsgBox("The number of cells in the range A2:A2 is " + sheet.Range("A2:A2").Count)
MsgBox("The number of cells in the range A1:D1 is " + sheet.Range("A1:D1").Count)
End Sub

Sub SetFormula

sheet = ActiveWorkbook.ActiveSheet
MsgBox("Setting formulas on range A10:A15")
sheet.Range("A10:A15").Formula = "=rand()+1"
MsgBox("Do you want to check if cell F5 has formula")
if sheet.Range("F5").HasFormula then
	MsgBox("Cell has Formula")
else
	MSgBox("No formula. Set it")
	sheet.Range("F5").Formula = "=Sum(A1:C3)"
End If		
End Sub

Sub GetFormula
sheet = ActiveWorkbook.ActiveSheet
MsgBox("Getting formulas on range A10:A15")
MsgBox("The formula is " +sheet.Range("A10:A15").Formula)
End Sub

Sub ClearMethods
sheet = ActiveWorkbook.ActiveSheet
MsgBox("Do you want to remove the formatting features in the range A1:C4?")
sheet.Range("A1:C4").ClearFormats
MsgBox("Do you wnat to clear all the strings in the range A1:C4?")
sheet.Range("A1:C4").ClearComments
MsgBox("Delete all the contents of the range A1:C4?")
sheet.Range("A1:C4").Clear
End Sub

Sub FillMethods
sheet = ActiveWorkbook.ActiveSheet
MsgBox("Filling the range H14:J14 towards left")
sheet.Range("H14:J14").FillLeft
MsgBox("Filling the range H18:J18 towards right")
sheet.Range("H18:J18").FillRight
MsgBox("Filling H21:H26 Downwards")
sheet.Range("H21:H26").FillDown
MsgBox("Filling J21:J26 Upwards")
sheet.Range("J21:J26").FillUp
End Sub

Sub TextProperty
sheet = ActiveWorkbook.ActiveSheet
MsgBox("The text in cell A25 is " + sheet.Range("A25").Text + " and the value is " + sheet.Range("A25").Value ) 
MsgBox("The text in cell A26 is " + sheet.Range("A26").Text + " and the value is " + sheet.Range("A26").Value ) 
MsgBox("The text in cell A27 is " + sheet.Range("A27").Text + " and the value is " + sheet.Range("A27").Value ) 
MsgBox("The text in cell A28 is " + sheet.Range("A28").Text + " and the value is " + sheet.Range("A28").Value ) 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